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Hus kontroll</text:p>
      <text:p text:style-name="Standard">
      Vilket revision verktygsom helst
    </text:p>
      <text:h text:style-name="Heading_20_1" text:outline-level="1">Kontroller</text:h>
      <text:h text:style-name="Heading_20_2" text:outline-level="2">Mobiler</text:h>
      <text:h text:style-name="Heading_20_2" text:outline-level="2">Nycklar</text:h>
      <text:h text:style-name="Heading_20_2" text:outline-level="2">RFID  taggar</text:h>
      <text:h text:style-name="Heading_20_2" text:outline-level="2">Program</text:h>
      <text:h text:style-name="Heading_20_3" text:outline-level="3">Webbläsare</text:h>
      <text:h text:style-name="Heading_20_3" text:outline-level="3">Själv programmerade</text:h>
      <text:h text:style-name="Heading_20_2" text:outline-level="2">Styrdon</text:h>
      <text:h text:style-name="Heading_20_3" text:outline-level="3">Lampor</text:h>
      <text:h text:style-name="Heading_20_3" text:outline-level="3">Siren</text:h>
      <text:h text:style-name="Heading_20_3" text:outline-level="3">Ventiler</text:h>
      <text:h text:style-name="Heading_20_3" text:outline-level="3">Ström</text:h>
      <text:h text:style-name="Heading_20_1" text:outline-level="1">Husbeskrivningar</text:h>
      <text:h text:style-name="Heading_20_2" text:outline-level="2">Permanent bostad</text:h>
      <text:h text:style-name="Heading_20_3" text:outline-level="3">Carport</text:h>
      <text:h text:style-name="Heading_20_3" text:outline-level="3">Utomhus miljö</text:h>
      <text:h text:style-name="Heading_20_2" text:outline-level="2">Fritidshus</text:h>
      <text:h text:style-name="Heading_20_3" text:outline-level="3">Gästhus</text:h>
      <text:h text:style-name="Heading_20_3" text:outline-level="3">Båthus</text:h>
      <text:h text:style-name="Heading_20_3" text:outline-level="3">Bod</text:h>
      <text:h text:style-name="Heading_20_3" text:outline-level="3">Utomhus miljö</text:h>
      <text:h text:style-name="Heading_20_2" text:outline-level="2">Landskod för telefon</text:h>
      <text:p text:style-name="Standard">
      För SMS
    </text:p>
      <text:h text:style-name="Heading_20_2" text:outline-level="2">Riktnummer?</text:h>
      <text:h text:style-name="Heading_20_1" text:outline-level="1">UPS</text:h>
      <text:p text:style-name="Standard">
      Finns färdiga att köpa men de är tänkta för desktop datorer. Placeringar mot router kan  bli svår
    </text:p>
      <text:h text:style-name="Heading_20_2" text:outline-level="2">Styr och kontroll enheter (Datorer)</text:h>
      <text:p text:style-name="Standard">
      Om gamla laptop datorer används kolla hur byte till batteri mod sker
    </text:p>
      <text:h text:style-name="Heading_20_3" text:outline-level="3">BIOS</text:h>
      <text:h text:style-name="Heading_20_3" text:outline-level="3">Wake up on LAN</text:h>
      <text:h text:style-name="Heading_20_3" text:outline-level="3">Schemalagd återstart</text:h>
      <text:h text:style-name="Heading_20_2" text:outline-level="2">Kommunikations enhet</text:h>
      <text:p text:style-name="Standard">
      Finns det färdiga att köpa? Drar lite ström så extern UPS kan få det svårt
    </text:p>
      <text:h text:style-name="Heading_20_1" text:outline-level="1">Funktioner</text:h>
      <text:h text:style-name="Heading_20_2" text:outline-level="2">Larm</text:h>
      <text:p text:style-name="Standard">
      Färdiga larm finns hur dela på sensorer och givare. Akuta larm
    </text:p>
      <text:h text:style-name="Heading_20_3" text:outline-level="3">Intrång</text:h>
      <text:h text:style-name="Heading_20_3" text:outline-level="3">Temperatur</text:h>
      <text:h text:style-name="Heading_20_3" text:outline-level="3">Elförsörjning</text:h>
      <text:h text:style-name="Heading_20_3" text:outline-level="3">Brand</text:h>
      <text:h text:style-name="Heading_20_2" text:outline-level="2">Övervakning</text:h>
      <text:h text:style-name="Heading_20_3" text:outline-level="3">Kameror</text:h>
      <text:h text:style-name="Heading_20_3" text:outline-level="3">Ström</text:h>
      <text:h text:style-name="Heading_20_3" text:outline-level="3">Rök</text:h>
      <text:h text:style-name="Heading_20_3" text:outline-level="3">Vind</text:h>
      <text:h text:style-name="Heading_20_3" text:outline-level="3">Vatten</text:h>
      <text:h text:style-name="Heading_20_2" text:outline-level="2">Styrning</text:h>
      <text:h text:style-name="Heading_20_3" text:outline-level="3">Elektrisk</text:h>
      <text:h text:style-name="Heading_20_4" text:outline-level="4">Ström</text:h>
      <text:h text:style-name="Heading_20_4" text:outline-level="4">Spänning</text:h>
      <text:h text:style-name="Heading_20_4" text:outline-level="4">Vatten</text:h>
      <text:h text:style-name="Heading_20_4" text:outline-level="4">Värme</text:h>
      <text:h text:style-name="Heading_20_4" text:outline-level="4">Kyla</text:h>
      <text:h text:style-name="Heading_20_3" text:outline-level="3">Meddelande</text:h>
      <text:h text:style-name="Heading_20_2" text:outline-level="2">Lagring</text:h>
      <text:h text:style-name="Heading_20_3" text:outline-level="3">Mätdata</text:h>
      <text:h text:style-name="Heading_20_3" text:outline-level="3">Kamera bilder</text:h>
      <text:h text:style-name="Heading_20_3" text:outline-level="3">Filmer</text:h>
      <text:h text:style-name="Heading_20_3" text:outline-level="3">Program</text:h>
      <text:h text:style-name="Heading_20_3" text:outline-level="3">Huskonfigurering</text:h>
      <text:h text:style-name="Heading_20_3" text:outline-level="3">Utgifter</text:h>
      <text:h text:style-name="Heading_20_3" text:outline-level="3">Inkomster</text:h>
      <text:h text:style-name="Heading_20_3" text:outline-level="3">Garantier</text:h>
      <text:h text:style-name="Heading_20_1" text:outline-level="1">Sensorer</text:h>
      <text:h text:style-name="Heading_20_2" text:outline-level="2">Temperaturgivare</text:h>
      <text:h text:style-name="Heading_20_2" text:outline-level="2">Vind</text:h>
      <text:h text:style-name="Heading_20_2" text:outline-level="2">Brytare</text:h>
      <text:h text:style-name="Heading_20_2" text:outline-level="2">Rörelse</text:h>
      <text:h text:style-name="Heading_20_2" text:outline-level="2">Kamera</text:h>
      <text:h text:style-name="Heading_20_2" text:outline-level="2">Ström</text:h>
      <text:h text:style-name="Heading_20_2" text:outline-level="2">Vatten</text:h>
      <text:h text:style-name="Heading_20_2" text:outline-level="2">Rök</text:h>
      <text:h text:style-name="Heading_20_1" text:outline-level="1">Kommunikation</text:h>
      <text:h text:style-name="Heading_20_2" text:outline-level="2">Meddelande</text:h>
      <text:h text:style-name="Heading_20_2" text:outline-level="2">Kommandon</text:h>
      <text:h text:style-name="Heading_20_1" text:outline-level="1">Larm</text:h>
      <text:h text:style-name="Heading_20_2" text:outline-level="2">Färdiga autnoma</text:h>
      <text:h text:style-name="Heading_20_1" text:outline-level="1">Användare</text:h>
      <text:h text:style-name="Heading_20_2" text:outline-level="2">Montör</text:h>
      <text:h text:style-name="Heading_20_2" text:outline-level="2">Installatör</text:h>
      <text:h text:style-name="Heading_20_2" text:outline-level="2">Användare</text:h>
      <text:h text:style-name="Heading_20_2" text:outline-level="2">Gäster</text:h>
      <text:h text:style-name="Heading_20_2" text:outline-level="2">Ägare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